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447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5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272cm"/>
    </style:style>
    <style:style style:name="co8" style:family="table-column">
      <style:table-column-properties fo:break-before="auto" style:column-width="17.6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use-window-font-color="true" style:text-position="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use-window-font-color="true" style:text-position="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6" style:family="table-cell" style:parent-style-name="Default">
      <style:text-properties style:use-window-font-color="true" style:text-position="" fo:font-size="10pt" style:font-size-asian="10pt" style:font-size-complex="10pt"/>
    </style:style>
    <style:style style:name="ce7" style:family="table-cell" style:parent-style-name="Default">
      <style:text-properties fo:color="#000000" style:text-position="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8" style:family="table-cell" style:parent-style-name="Default" style:data-style-name="N99"/>
    <style:style style:name="ce9" style:family="table-cell" style:parent-style-name="Default">
      <style:text-properties style:font-name="Liberation Sans" style:font-name-asian="DejaVu Sans" style:font-name-complex="DejaVu Sans"/>
    </style:style>
    <style:style style:name="T1" style:family="text">
      <style:text-properties style:font-size-asian="5.09999990463257pt" style:font-size-complex="5.09999990463257pt"/>
    </style:style>
  </office:automatic-styles>
  <office:body>
    <office:spreadsheet>
      <table:table table:name="Domande" table:style-name="ta1"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other_data</text:p>
          </table:table-cell>
        </table:table-row>
        <table:table-row table:style-name="ro1">
          <table:table-cell office:value-type="string" calcext:value-type="string">
            <text:p>In che nazione si trova Waterloo, sede della famosa battaglia?</text:p>
          </table:table-cell>
          <table:table-cell office:value-type="string" calcext:value-type="string">
            <text:p>Belg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ncia|Paesi Bassi|Germania|Inghilterra|</text:p>
          </table:table-cell>
          <table:table-cell office:value-type="string" calcext:value-type="string">
            <text:p>Storia|Storia Moderna|Storia Contemporan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che anno avvenne la famosa battaglia di Waterloo?</text:p>
          </table:table-cell>
          <table:table-cell office:value-type="float" office:value="1815" calcext:value-type="float">
            <text:p>18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05|1789|1820|1809</text:p>
          </table:table-cell>
          <table:table-cell office:value-type="string" calcext:value-type="string">
            <text:p>Storia|Storia Moderna|Storia Contemporan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 eserciti si scontrarano nella battaglia di Waterloo?</text:p>
          </table:table-cell>
          <table:table-cell table:formula="of:=[Img.D7]&amp;&quot; Napoleonico contro una coalizione guidata dagli &quot;&amp;[Img.D8] &amp; &quot; inglesi e &quot;&amp;[Img.D9]&amp;&quot;Prussiani&quot;" office:value-type="string" office:string-value="&lt;img src=&quot;http://upload.wikimedia.org/wikipedia/en/thumb/c/c3/Flag_of_France.svg/200px-Flag_of_France.svg.png&quot; width=&quot;32&quot; alt=&quot;Francia&quot;&gt;  Napoleonico contro una coalizione guidata dagli &lt;img src=&quot;http://upload.wikimedia.org/wikipedia/commons/2/29/Flag_of_the_United_Kingdom_%281801%29.png&quot; width=&quot;32&quot; alt=&quot;Inghilterra Bandiera (1801)&quot;&gt;  inglesi e &lt;img src=&quot;http://upload.wikimedia.org/wikipedia/commons/thumb/c/c1/Flag_of_the_Kingdom_of_Prussia_%281803-1892%29.svg/320px-Flag_of_the_Kingdom_of_Prussia_%281803-1892%29.svg.png&quot; width=&quot;32&quot; alt=&quot;Regno Prussia Bandiera&quot;&gt; Prussiani" calcext:value-type="string">
            <text:p>&lt;img src="http://upload.wikimedia.org/wikipedia/en/thumb/c/c3/Flag_of_France.svg/200px-Flag_of_France.svg.png" width="32" alt="Francia"&gt; <text:s/>Napoleonico contro una coalizione guidata dagli &lt;img src="http://upload.wikimedia.org/wikipedia/commons/2/29/Flag_of_the_United_Kingdom_%281801%29.png" width="32" alt="Inghilterra Bandiera (1801)"&gt; <text:s/>inglesi e &lt;img src="http://upload.wikimedia.org/wikipedia/commons/thumb/c/c1/Flag_of_the_Kingdom_of_Prussia_%281803-1892%29.svg/320px-Flag_of_the_Kingdom_of_Prussia_%281803-1892%29.svg.png" width="32" alt="Regno Prussia Bandiera"&gt; Prussiani</text:p>
          </table:table-cell>
          <table:table-cell office:value-type="float" office:value="20" calcext:value-type="float">
            <text:p>20</text:p>
          </table:table-cell>
          <table:table-cell table:style-name="ce9" table:formula="of:=[Img.D8]&amp;&quot;Inglese contro una coalizione guidata da  &quot;&amp;[Img.D7]&amp;&quot; Napoleone e  &quot;&amp;[Img.D9]&amp;&quot; prussiani|&quot;&amp;[Img.D8]&amp;&quot; Inglese contro una colazione guidata da &quot;&amp;[Img.D7]&amp;&quot;Napoleone e &quot;&amp;[Img.D11]&amp;&quot; russi|&quot;&amp;[Img.D7]&amp;&quot;Napoleonico contro una coalizione guidata dai &quot;&amp;[Img.D11]&amp;&quot; russi e &quot;&amp;[Img.D9]&amp;&quot; prussiani|&quot;&amp;[Img.D7]&amp;&quot;Napoleonico contro una coalizione guidata dagli &quot;&amp;[Img.D8]&amp;&quot; inglesi e  &quot;&amp;[Img.D10]&amp;&quot; austriaci&quot;" office:value-type="string" office:string-value="&lt;img src=&quot;http://upload.wikimedia.org/wikipedia/commons/2/29/Flag_of_the_United_Kingdom_%281801%29.png&quot; width=&quot;32&quot; alt=&quot;Inghilterra Bandiera (1801)&quot;&gt; Inglese contro una coalizione guidata da  &lt;img src=&quot;http://upload.wikimedia.org/wikipedia/en/thumb/c/c3/Flag_of_France.svg/200px-Flag_of_France.svg.png&quot; width=&quot;32&quot; alt=&quot;Francia&quot;&gt;  Napoleone e  &lt;img src=&quot;http://upload.wikimedia.org/wikipedia/commons/thumb/c/c1/Flag_of_the_Kingdom_of_Prussia_%281803-1892%29.svg/320px-Flag_of_the_Kingdom_of_Prussia_%281803-1892%29.svg.png&quot; width=&quot;32&quot; alt=&quot;Regno Prussia Bandiera&quot;&gt;  prussiani|&lt;img src=&quot;http://upload.wikimedia.org/wikipedia/commons/2/29/Flag_of_the_United_Kingdom_%281801%29.png&quot; width=&quot;32&quot; alt=&quot;Inghilterra Bandiera (1801)&quot;&gt;  Inglese contro una colazione guidata da &lt;img src=&quot;http://upload.wikimedia.org/wikipedia/en/thumb/c/c3/Flag_of_France.svg/200px-Flag_of_France.svg.png&quot; width=&quot;32&quot; alt=&quot;Francia&quot;&gt; Napoleone e &lt;img src=&quot;http://upload.wikimedia.org/wikipedia/commons/thumb/f/f3/Flag_of_Russia.svg/320px-Flag_of_Russia.svg.png&quot; width=&quot;32&quot; alt=&quot;Russia&quot;&gt;  russi|&lt;img src=&quot;http://upload.wikimedia.org/wikipedia/en/thumb/c/c3/Flag_of_France.svg/200px-Flag_of_France.svg.png&quot; width=&quot;32&quot; alt=&quot;Francia&quot;&gt; Napoleonico contro una coalizione guidata dai &lt;img src=&quot;http://upload.wikimedia.org/wikipedia/commons/thumb/f/f3/Flag_of_Russia.svg/320px-Flag_of_Russia.svg.png&quot; width=&quot;32&quot; alt=&quot;Russia&quot;&gt;  russi e &lt;img src=&quot;http://upload.wikimedia.org/wikipedia/commons/thumb/c/c1/Flag_of_the_Kingdom_of_Prussia_%281803-1892%29.svg/320px-Flag_of_the_Kingdom_of_Prussia_%281803-1892%29.svg.png&quot; width=&quot;32&quot; alt=&quot;Regno Prussia Bandiera&quot;&gt;  prussiani|&lt;img src=&quot;http://upload.wikimedia.org/wikipedia/en/thumb/c/c3/Flag_of_France.svg/200px-Flag_of_France.svg.png&quot; width=&quot;32&quot; alt=&quot;Francia&quot;&gt; Napoleonico contro una coalizione guidata dagli &lt;img src=&quot;http://upload.wikimedia.org/wikipedia/commons/2/29/Flag_of_the_United_Kingdom_%281801%29.png&quot; width=&quot;32&quot; alt=&quot;Inghilterra Bandiera (1801)&quot;&gt;  inglesi e  &lt;img src=&quot;http://upload.wikimedia.org/wikipedia/commons/thumb/7/7a/Flag_of_the_Habsburg_Monarchy.svg/320px-Flag_of_the_Habsburg_Monarchy.svg.png&quot; width=&quot;32&quot; alt=&quot;Monarchia Asburgica (1804-1867)&quot;&gt;  austriaci" calcext:value-type="string">
            <text:p>&lt;img src="http://upload.wikimedia.org/wikipedia/commons/2/29/Flag_of_the_United_Kingdom_%281801%29.png" width="32" alt="Inghilterra Bandiera (1801)"&gt; Inglese contro una coalizione guidata da <text:s/>&lt;img src="http://upload.wikimedia.org/wikipedia/en/thumb/c/c3/Flag_of_France.svg/200px-Flag_of_France.svg.png" width="32" alt="Francia"&gt; <text:s/>Napoleone e <text:s/>&lt;img src="http://upload.wikimedia.org/wikipedia/commons/thumb/c/c1/Flag_of_the_Kingdom_of_Prussia_%281803-1892%29.svg/320px-Flag_of_the_Kingdom_of_Prussia_%281803-1892%29.svg.png" width="32" alt="Regno Prussia Bandiera"&gt; <text:s/>prussiani|&lt;img src="http://upload.wikimedia.org/wikipedia/commons/2/29/Flag_of_the_United_Kingdom_%281801%29.png" width="32" alt="Inghilterra Bandiera (1801)"&gt; <text:s/>Inglese contro una colazione guidata da &lt;img src="http://upload.wikimedia.org/wikipedia/en/thumb/c/c3/Flag_of_France.svg/200px-Flag_of_France.svg.png" width="32" alt="Francia"&gt; Napoleone e &lt;img src="http://upload.wikimedia.org/wikipedia/commons/thumb/f/f3/Flag_of_Russia.svg/320px-Flag_of_Russia.svg.png" width="32" alt="Russia"&gt; <text:s/>russi|&lt;img src="http://upload.wikimedia.org/wikipedia/en/thumb/c/c3/Flag_of_France.svg/200px-Flag_of_France.svg.png" width="32" alt="Francia"&gt; Napoleonico contro una coalizione guidata dai &lt;img src="http://upload.wikimedia.org/wikipedia/commons/thumb/f/f3/Flag_of_Russia.svg/320px-Flag_of_Russia.svg.png" width="32" alt="Russia"&gt; <text:s/>russi e &lt;img src="http://upload.wikimedia.org/wikipedia/commons/thumb/c/c1/Flag_of_the_Kingdom_of_Prussia_%281803-1892%29.svg/320px-Flag_of_the_Kingdom_of_Prussia_%281803-1892%29.svg.png" width="32" alt="Regno Prussia Bandiera"&gt; <text:s/>prussiani|&lt;img src="http://upload.wikimedia.org/wikipedia/en/thumb/c/c3/Flag_of_France.svg/200px-Flag_of_France.svg.png" width="32" alt="Francia"&gt; Napoleonico contro una coalizione guidata dagli &lt;img src="http://upload.wikimedia.org/wikipedia/commons/2/29/Flag_of_the_United_Kingdom_%281801%29.png" width="32" alt="Inghilterra Bandiera (1801)"&gt; <text:s/>inglesi e <text:s/>&lt;img src="http://upload.wikimedia.org/wikipedia/commons/thumb/7/7a/Flag_of_the_Habsburg_Monarchy.svg/320px-Flag_of_the_Habsburg_Monarchy.svg.png" width="32" alt="Monarchia Asburgica (1804-1867)"&gt; <text:s/>austriaci</text:p>
          </table:table-cell>
          <table:table-cell office:value-type="string" calcext:value-type="string">
            <text:p>Storia|Storia Moderna|Storia Contemporanea</text:p>
          </table:table-cell>
          <table:table-cell office:value-type="string" calcext:value-type="string">
            <text:p>options</text:p>
          </table:table-cell>
          <table:table-cell table:style-name="ce9" office:value-type="string" calcext:value-type="string">
            <text:p>Inglese contro una coalizione guidata da Napoleone e prussiani|Inglese contro una colazione guidata da Napleone e russi|Napoleonico contro una coalizione guidata dagli russi e prussiani|Napoleonico contro una coalizione guidata dagli inglesi e austriaci</text:p>
          </table:table-cell>
        </table:table-row>
        <table:table-row table:style-name="ro1">
          <table:table-cell office:value-type="string" calcext:value-type="string">
            <text:p>La guerra del Peloponneso da chi fu combattuta?</text:p>
          </table:table-cell>
          <table:table-cell office:value-type="string" calcext:value-type="string">
            <text:p>Una coalizione guidata da Sparta contro una coalizione guidata da Ate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a coalizione guidata congiuntamente da Atene e Sparta contro l'impero Persiano|Una coalizione guidata da Atene contro l'impero Persiano|Una coalizione guidata da Sparta contro l'impero Persiano|L’armata di Filippo di Macedonia contro una colazione guidata da Sparta</text:p>
          </table:table-cell>
          <table:table-cell office:value-type="string" calcext:value-type="string">
            <text:p>Storia|Storia Antica|Storia Greca</text:p>
          </table:table-cell>
          <table:table-cell office:value-type="string" calcext:value-type="string">
            <text:p>options</text:p>
          </table:table-cell>
          <table:table-cell/>
        </table:table-row>
        <table:table-row table:style-name="ro1">
          <table:table-cell office:value-type="string" calcext:value-type="string">
            <text:p>Quando fu combattura la guerra del Peloponneso</text:p>
          </table:table-cell>
          <table:table-cell office:value-type="string" calcext:value-type="string">
            <text:p>Tra il 431 a.C e il 404 a.C.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 il 911 a.C e il 901 a.C. |Tra il 148 a.C e il 131 a.C. |Tra il 732 a.C e il 704 a.C. |Tra il 102 d.C e il 108 d.C. </text:p>
          </table:table-cell>
          <table:table-cell office:value-type="string" calcext:value-type="string">
            <text:p>Storia|Storia Antica|Storia Greca</text:p>
          </table:table-cell>
          <table:table-cell table:number-columns-repeated="2"/>
        </table:table-row>
        <table:table-row table:style-name="ro1">
          <table:table-cell table:formula="of:=[Img.D12] &amp; &quot;&lt;br&gt;In che anno avvenne la Rivoluzione francese?&quot;" office:value-type="string" office:string-value="&lt;img src=&quot;http://upload.wikimedia.org/wikipedia/commons/thumb/5/57/Anonymous_-_Prise_de_la_Bastille.jpg/607px-Anonymous_-_Prise_de_la_Bastille.jpg&quot; width=&quot;400&quot; alt=&quot;Rivoluzione Francese&quot;&gt; &lt;br&gt;In che anno avvenne la Rivoluzione francese?" calcext:value-type="string">
            <text:p>&lt;img src="http://upload.wikimedia.org/wikipedia/commons/thumb/5/57/Anonymous_-_Prise_de_la_Bastille.jpg/607px-Anonymous_-_Prise_de_la_Bastille.jpg" width="400" alt="Rivoluzione Francese"&gt; &lt;br&gt;In che anno avvenne la Rivoluzione francese?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05|1815|1820|1809</text:p>
          </table:table-cell>
          <table:table-cell office:value-type="string" calcext:value-type="string">
            <text:p>Storia|Storia Moderna|Storia Contemporan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 è il fiume più lungio d'Europa?</text:p>
          </table:table-cell>
          <table:table-cell office:value-type="string" calcext:value-type="string">
            <text:p>Vol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nubio|Ural|Don|Purus</text:p>
          </table:table-cell>
          <table:table-cell office:value-type="string" calcext:value-type="string">
            <text:p>Geograf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 ha scritto il romanzo “Uno nessuno e centomila”</text:p>
          </table:table-cell>
          <table:table-cell table:style-name="ce8" table:formula="of:=[Img.D2]&amp;&quot; Luigi Pirandello&quot;" office:value-type="string" office:string-value="&lt;img src=&quot;http://upload.wikimedia.org/wikipedia/commons/thumb/e/e8/LuigiPirandello2.jpg/209px-LuigiPirandello2.jpg&quot; width=&quot;128&quot; alt=&quot;Luigi Pirandello&quot;&gt;  Luigi Pirandello" calcext:value-type="string">
            <text:p>&lt;img src="http://upload.wikimedia.org/wikipedia/commons/thumb/e/e8/LuigiPirandello2.jpg/209px-LuigiPirandello2.jpg" width="128" alt="Luigi Pirandello"&gt; <text:s/>Luigi Pirandello</text:p>
          </table:table-cell>
          <table:table-cell office:value-type="float" office:value="20" calcext:value-type="float">
            <text:p>20</text:p>
          </table:table-cell>
          <table:table-cell table:formula="of:=[Img.D3]&amp;&quot;Gabriele D'annunzio|&quot;&amp;[Img.D4]&amp;&quot; Umberto Saba|&quot;&amp;[Img.D5]&amp;&quot; Giovanni Verga|&quot;&amp;[Img.D6] &amp; &quot;Salvatore Quasimodo&quot;" office:value-type="string" office:string-value="&lt;img src=&quot;http://upload.wikimedia.org/wikipedia/commons/b/b2/Gabriele_D%27Annunzio.jpg&quot; width=&quot;128&quot; alt=&quot;Gabriele D'annunzio&quot;&gt; Gabriele D'annunzio|&lt;img src=&quot;http://upload.wikimedia.org/wikipedia/it/4/4c/Umberto_Saba.jpg&quot; width=&quot;128&quot; alt=&quot;Umberto Saba&quot;&gt;  Umberto Saba|&lt;img src=&quot;http://upload.wikimedia.org/wikipedia/commons/7/70/Giovanni-Verga.jpg&quot; width=&quot;128&quot; alt=&quot;Giovanni Verga&quot;&gt;  Giovanni Verga|&lt;img src=&quot;http://upload.wikimedia.org/wikipedia/commons/7/74/Salvatore_Quasimodo_1959.jpg&quot; width=&quot;128&quot; alt=&quot;Salvatore Quasimodo&quot;&gt; Salvatore Quasimodo" calcext:value-type="string">
            <text:p>&lt;img src="http://upload.wikimedia.org/wikipedia/commons/b/b2/Gabriele_D%27Annunzio.jpg" width="128" alt="Gabriele D'annunzio"&gt; Gabriele D'annunzio|&lt;img src="http://upload.wikimedia.org/wikipedia/it/4/4c/Umberto_Saba.jpg" width="128" alt="Umberto Saba"&gt; <text:s/>Umberto Saba|&lt;img src="http://upload.wikimedia.org/wikipedia/commons/7/70/Giovanni-Verga.jpg" width="128" alt="Giovanni Verga"&gt; <text:s/>Giovanni Verga|&lt;img src="http://upload.wikimedia.org/wikipedia/commons/7/74/Salvatore_Quasimodo_1959.jpg" width="128" alt="Salvatore Quasimodo"&gt; Salvatore Quasimodo</text:p>
          </table:table-cell>
          <table:table-cell office:value-type="string" calcext:value-type="string">
            <text:p>Letteratura|Letteratura Italiana</text:p>
          </table:table-cell>
          <table:table-cell table:number-columns-repeated="2"/>
        </table:table-row>
        <table:table-row table:style-name="ro1">
          <table:table-cell table:formula="of:=[Img.D18]&amp;&quot;&lt;br&gt;Il quadro in figura da chi è stato realizzato&quot;" office:value-type="string" office:string-value="&lt;img src=&quot;http://upload.wikimedia.org/wikipedia/commons/thumb/2/2f/Spatial_Concept_%27Waiting%27%2C_cut_canvas_by_Lucio_Fontana%2C_Tate_Modern.JPG/575px-Spatial_Concept_%27Waiting%27%2C_cut_canvas_by_Lucio_Fontana%2C_Tate_Modern.JPG?uselang=it&quot; width=&quot;400&quot; alt=&quot;Spatial Concept&quot;&gt; &lt;br&gt;Il quadro in figura da chi è stato realizzato" calcext:value-type="string">
            <text:p>&lt;img src="http://upload.wikimedia.org/wikipedia/commons/thumb/2/2f/Spatial_Concept_%27Waiting%27%2C_cut_canvas_by_Lucio_Fontana%2C_Tate_Modern.JPG/575px-Spatial_Concept_%27Waiting%27%2C_cut_canvas_by_Lucio_Fontana%2C_Tate_Modern.JPG?uselang=it" width="400" alt="Spatial Concept"&gt; &lt;br&gt;Il quadro in figura da chi è stato realizzato</text:p>
          </table:table-cell>
          <table:table-cell table:formula="of:=[Img.D16]&amp;&quot;Lucio Fontana|Fontana&quot;" office:value-type="string" office:string-value="&lt;img src=&quot;http://upload.wikimedia.org/wikipedia/commons/a/ae/Lucio_Fontana_by_Lothar_Wolleh.jpg&quot; width=&quot;128&quot; alt=&quot;Lucio Fontana&quot;&gt; Lucio Fontana|Fontana" calcext:value-type="string">
            <text:p>&lt;img src="http://upload.wikimedia.org/wikipedia/commons/a/ae/Lucio_Fontana_by_Lothar_Wolleh.jpg" width="128" alt="Lucio Fontana"&gt; Lucio Fontana|Fontana</text:p>
          </table:table-cell>
          <table:table-cell office:value-type="float" office:value="30" calcext:value-type="float">
            <text:p>30</text:p>
          </table:table-cell>
          <table:table-cell table:formula="of:=[Img.D17]&amp;&quot;joan miró|&quot;&amp;[Img.D13]&amp;&quot;rené magritte|&quot;&amp;[Img.D14]&amp;&quot;vasilij vasil'evič kandinskij|&quot;&amp;[Img.D15]&amp;&quot;pablo picasso&quot;" office:value-type="string" office:string-value="&lt;img src=&quot;http://upload.wikimedia.org/wikipedia/commons/thumb/5/5c/Portrait_of_Joan_Miro%2C_Barcelona_1935_June_13.jpg/188px-Portrait_of_Joan_Miro%2C_Barcelona_1935_June_13.jpg&quot; width=&quot;128&quot; alt=&quot;Joan Miró&quot;&gt; joan miró|&lt;img src=&quot;http://upload.wikimedia.org/wikipedia/commons/3/32/Rene_Magritte_by_Wolleh.jpg&quot; width=&quot;128&quot; alt=&quot;René Magritte&quot;&gt; rené magritte|&lt;img src=&quot;http://upload.wikimedia.org/wikipedia/commons/8/8a/Vassily-Kandinsky.jpeg&quot; width=&quot;128&quot; alt=&quot;Kandinsky&quot;&gt; vasilij vasil'evič kandinskij|&lt;img src=&quot;http://upload.wikimedia.org/wikipedia/commons/e/e3/Pablo_picasso.jpg&quot; width=&quot;128&quot; alt=&quot;Pablo Picasso&quot;&gt; pablo picasso" calcext:value-type="string">
            <text:p>&lt;img src="http://upload.wikimedia.org/wikipedia/commons/thumb/5/5c/Portrait_of_Joan_Miro%2C_Barcelona_1935_June_13.jpg/188px-Portrait_of_Joan_Miro%2C_Barcelona_1935_June_13.jpg" width="128" alt="Joan Miró"&gt; joan miró|&lt;img src="http://upload.wikimedia.org/wikipedia/commons/3/32/Rene_Magritte_by_Wolleh.jpg" width="128" alt="René Magritte"&gt; rené magritte|&lt;img src="http://upload.wikimedia.org/wikipedia/commons/8/8a/Vassily-Kandinsky.jpeg" width="128" alt="Kandinsky"&gt; vasilij vasil'evič kandinskij|&lt;img src="http://upload.wikimedia.org/wikipedia/commons/e/e3/Pablo_picasso.jpg" width="128" alt="Pablo Picasso"&gt; pablo picasso</text:p>
          </table:table-cell>
          <table:table-cell office:value-type="string" calcext:value-type="string">
            <text:p>Arte</text:p>
          </table:table-cell>
          <table:table-cell table:number-columns-repeated="2"/>
        </table:table-row>
        <table:table-row table:style-name="ro2">
          <table:table-cell table:formula="of:=[Img.D19]&amp;&quot;&lt;br&gt;Come è morta Elisabetta di Baviera?&quot;" office:value-type="string" office:string-value="&lt;img src=&quot;http://upload.wikimedia.org/wikipedia/commons/thumb/c/c2/Erzsebet_kiralyne_photo_Rabending.jpg/601px-Erzsebet_kiralyne_photo_Rabending.jpg&quot; width=&quot;400&quot; alt=&quot;Elisabetta di Baviera&quot;&gt; &lt;br&gt;Come è morta Elisabetta di Baviera?" calcext:value-type="string">
            <text:p>&lt;img src="http://upload.wikimedia.org/wikipedia/commons/thumb/c/c2/Erzsebet_kiralyne_photo_Rabending.jpg/601px-Erzsebet_kiralyne_photo_Rabending.jpg" width="400" alt="Elisabetta di Baviera"&gt; &lt;br&gt;Come è morta Elisabetta di Baviera?</text:p>
          </table:table-cell>
          <table:table-cell office:value-type="string" calcext:value-type="string">
            <text:p>A 61 anni uccisa da un anarchico Italia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92 anni di vecchiaia|A 42 anni per causa di una polmonite non curata|A 36 anni di parto|A 48 anni a causa una rivolta popolare in Ungheria</text:p>
          </table:table-cell>
          <table:table-cell office:value-type="string" calcext:value-type="string">
            <text:p>Storia</text:p>
          </table:table-cell>
          <table:table-cell office:value-type="string" calcext:value-type="string">
            <text:p>options</text:p>
          </table:table-cell>
          <table:table-cell/>
        </table:table-row>
        <table:table-row table:style-name="ro2">
          <table:table-cell table:formula="of:=[Img.D20]&amp;&quot;&lt;br&gt;Come è morto Rodolfo erede al trono e Figlio di Francesco Giuseppe e Elisabetta di Baviera?&quot;" office:value-type="string" office:string-value="&lt;img src=&quot;http://upload.wikimedia.org/wikipedia/commons/1/12/Rudolf_Kronprinz_1881.jpg&quot; width=&quot;400&quot; alt=&quot;Rodolfo&quot;&gt; &lt;br&gt;Come è morto Rodolfo erede al trono e Figlio di Francesco Giuseppe e Elisabetta di Baviera?" calcext:value-type="string">
            <text:p>&lt;img src="http://upload.wikimedia.org/wikipedia/commons/1/12/Rudolf_Kronprinz_1881.jpg" width="400" alt="Rodolfo"&gt; &lt;br&gt;Come è morto Rodolfo erede al trono e Figlio di Francesco Giuseppe e Elisabetta di Baviera?</text:p>
          </table:table-cell>
          <table:table-cell office:value-type="string" calcext:value-type="string">
            <text:p>Suicid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 infarto a 33 anni|Di vecchiaia dopo essere stato diseredato dal padre|Ucciso durante un tentativo di complotto fallito|A causa di una caduta da cavallo durante una battuta di caccia</text:p>
          </table:table-cell>
          <table:table-cell office:value-type="string" calcext:value-type="string">
            <text:p>Storia</text:p>
          </table:table-cell>
          <table:table-cell office:value-type="string" calcext:value-type="string">
            <text:p>options</text:p>
          </table:table-cell>
          <table:table-cell/>
        </table:table-row>
        <table:table-row table:style-name="ro2">
          <table:table-cell office:value-type="string" calcext:value-type="string">
            <text:p>Com’è diretta la forza agente su di una palla da tennis lanciata in aria, subito dopo essere stata lanciata?</text:p>
          </table:table-cell>
          <table:table-cell office:value-type="string" calcext:value-type="string">
            <text:p>Verso il bass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so l’alto|Non ci sono forze agenti, in quanto la palla è già stata lanciata|Ci sono forze agenti ma la risultante è nulla|Ci sono forze agenti ma la risultante è verso l’alt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options</text:p>
          </table:table-cell>
          <table:table-cell/>
        </table:table-row>
        <table:table-row table:style-name="ro2">
          <table:table-cell office:value-type="string" calcext:value-type="string">
            <text:p>Chi ha scritto l'&lt;i&gt;Antologia di Spoon River&lt;/i&gt;?</text:p>
          </table:table-cell>
          <table:table-cell office:value-type="string" calcext:value-type="string">
            <text:p>Edgar Lee Mas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l Sandburg|Mark Twain|Edgar Allan Poe|Edwin Arlington Robinson</text:p>
          </table:table-cell>
          <table:table-cell office:value-type="string" calcext:value-type="string">
            <text:p>Letteratura|Letteratura Americ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 accompagna Dante nell'viaggio all'Inferno descritto nella &lt;i&gt;Divina Commedia&lt;/i&gt;?</text:p>
          </table:table-cell>
          <table:table-cell office:value-type="string" calcext:value-type="string">
            <text:p>Virgili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atrice|Santa Chiara|Plutarco|Cesare</text:p>
          </table:table-cell>
          <table:table-cell office:value-type="string" calcext:value-type="string">
            <text:p>Letteratura|Divina Commedia</text:p>
          </table:table-cell>
          <table:table-cell table:number-columns-repeated="2"/>
        </table:table-row>
        <table:table-row table:style-name="ro3">
          <table:table-cell table:formula="of:=[Img.D21]&amp;&quot;&lt;br&gt;quando è vissuto marco polo?&quot;" office:value-type="string" office:string-value="&lt;img src=&quot;http://www.alleottodellasera.rai.it/dl/img/2012/06/1339666633579marco-polo-in-mosaic-form-china_1_.jpg&quot; width=&quot;400&quot; alt=&quot;Marco Polo&quot;&gt; &lt;br&gt;quando è vissuto marco polo?" calcext:value-type="string">
            <text:p>&lt;img src="http://www.alleottodellasera.rai.it/dl/img/2012/06/1339666633579marco-polo-in-mosaic-form-china_1_.jpg" width="400" alt="Marco Polo"&gt; &lt;br&gt;quando è vissuto marco polo?</text:p>
          </table:table-cell>
          <table:table-cell office:value-type="string" calcext:value-type="string">
            <text:p>Tra il 1254 e il 1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 il 1054 e il 1124|Tra il 1454 e il 1424|Tra il 1554 e il 1624</text:p>
          </table:table-cell>
          <table:table-cell office:value-type="string" calcext:value-type="string">
            <text:p>Storia</text:p>
          </table:table-cell>
          <table:table-cell office:value-type="string" calcext:value-type="string">
            <text:p>Options_4</text:p>
          </table:table-cell>
          <table:table-cell/>
        </table:table-row>
        <table:table-row table:style-name="ro1">
          <table:table-cell office:value-type="string" calcext:value-type="string">
            <text:p>Oltre a Marco Polo, chi è considerato l'autore de &lt;i&gt;Il Milione&lt;/i&gt;?</text:p>
          </table:table-cell>
          <table:table-cell office:value-type="string" calcext:value-type="string">
            <text:p>Rustichello da Pis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tteo Polo (zio di Marco)|Brunetto Latini|Fra Mauro, che oltre a redarre &lt;i&gt;Il Milione&lt;/i&gt; realizzò anche una mappa dell'Asia</text:p>
          </table:table-cell>
          <table:table-cell office:value-type="string" calcext:value-type="string">
            <text:p>Storia</text:p>
          </table:table-cell>
          <table:table-cell office:value-type="string" calcext:value-type="string">
            <text:p>Options_4</text:p>
          </table:table-cell>
          <table:table-cell/>
        </table:table-row>
        <table:table-row table:style-name="ro1">
          <table:table-cell office:value-type="string" calcext:value-type="string">
            <text:p>Chi fu il primo a provare la sfericità della terra?</text:p>
          </table:table-cell>
          <table:table-cell office:value-type="string" calcext:value-type="string">
            <text:p>Eratostene nel 240 a.C. circ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lomeo nel 150 circa|Galileo nel 1630|Cartesio nel 1630|Edmond Halley nel 1710</text:p>
          </table:table-cell>
          <table:table-cell office:value-type="string" calcext:value-type="string">
            <text:p>Storia|Storia della scienza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1" table:number-rows-repeated="3">
          <table:table-cell table:number-columns-repeated="7"/>
        </table:table-row>
        <table:table-row table:style-name="ro3" table:number-rows-repeated="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3" table:number-rows-repeated="1048550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Img" table:style-name="ta1">
        <table:table-column table:style-name="co6" table:default-cell-style-name="Default"/>
        <table:table-column table:style-name="co5" table:default-cell-style-name="ce6"/>
        <table:table-column table:style-name="co5" table:number-columns-repeated="1022" table:default-cell-style-name="Default"/>
        <table:table-row table:style-name="ro1">
          <table:table-cell table:style-name="ce3" office:value-type="string" calcext:value-type="string">
            <text:p>Nome</text:p>
          </table:table-cell>
          <table:table-cell table:style-name="ce4" office:value-type="string" calcext:value-type="string">
            <text:p>img</text:p>
          </table:table-cell>
          <table:table-cell office:value-type="string" calcext:value-type="string">
            <text:p>Larghezza</text:p>
          </table:table-cell>
          <table:table-cell table:style-name="ce3" office:value-type="string" calcext:value-type="string">
            <text:p>Link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Luigi Pirandello</text:p>
          </table:table-cell>
          <table:table-cell table:style-name="ce5" office:value-type="string" calcext:value-type="string">
            <text:p>http://upload.wikimedia.org/wikipedia/commons/thumb/e/e8/LuigiPirandello2.jpg/209px-LuigiPirandello2.jpg</text:p>
          </table:table-cell>
          <table:table-cell office:value-type="float" office:value="128" calcext:value-type="float">
            <text:p>128</text:p>
          </table:table-cell>
          <table:table-cell table:style-name="ce1" table:formula="of:=&quot;&lt;img src=&quot;&quot;&quot;&amp;[.B2] &amp; &quot;&quot;&quot; width=&quot;&quot;&quot;&amp;[.C2]&amp;&quot;&quot;&quot; alt=&quot;&quot;&quot;&amp;[.A2]&amp;&quot;&quot;&quot;&gt; &quot;" office:value-type="string" office:string-value="&lt;img src=&quot;http://upload.wikimedia.org/wikipedia/commons/thumb/e/e8/LuigiPirandello2.jpg/209px-LuigiPirandello2.jpg&quot; width=&quot;128&quot; alt=&quot;Luigi Pirandello&quot;&gt; " calcext:value-type="string">
            <text:p>&lt;img src="http://upload.wikimedia.org/wikipedia/commons/thumb/e/e8/LuigiPirandello2.jpg/209px-LuigiPirandello2.jpg" width="128" alt="Luigi Pirandello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iele D'annunzio</text:p>
          </table:table-cell>
          <table:table-cell office:value-type="string" calcext:value-type="string">
            <text:p>http://upload.wikimedia.org/wikipedia/commons/b/b2/Gabriele_D%27Annunzio.jpg</text:p>
          </table:table-cell>
          <table:table-cell office:value-type="float" office:value="128" calcext:value-type="float">
            <text:p>128</text:p>
          </table:table-cell>
          <table:table-cell table:style-name="ce1" table:formula="of:=&quot;&lt;img src=&quot;&quot;&quot;&amp;[.B3] &amp; &quot;&quot;&quot; width=&quot;&quot;&quot;&amp;[.C3]&amp;&quot;&quot;&quot; alt=&quot;&quot;&quot;&amp;[.A3]&amp;&quot;&quot;&quot;&gt; &quot;" office:value-type="string" office:string-value="&lt;img src=&quot;http://upload.wikimedia.org/wikipedia/commons/b/b2/Gabriele_D%27Annunzio.jpg&quot; width=&quot;128&quot; alt=&quot;Gabriele D'annunzio&quot;&gt; " calcext:value-type="string">
            <text:p>&lt;img src="http://upload.wikimedia.org/wikipedia/commons/b/b2/Gabriele_D%27Annunzio.jpg" width="128" alt="Gabriele D'annunzio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mberto Saba</text:p>
          </table:table-cell>
          <table:table-cell office:value-type="string" calcext:value-type="string">
            <text:p>http://upload.wikimedia.org/wikipedia/it/4/4c/Umberto_Saba.jpg</text:p>
          </table:table-cell>
          <table:table-cell office:value-type="float" office:value="128" calcext:value-type="float">
            <text:p>128</text:p>
          </table:table-cell>
          <table:table-cell table:style-name="ce1" table:formula="of:=&quot;&lt;img src=&quot;&quot;&quot;&amp;[.B4] &amp; &quot;&quot;&quot; width=&quot;&quot;&quot;&amp;[.C4]&amp;&quot;&quot;&quot; alt=&quot;&quot;&quot;&amp;[.A4]&amp;&quot;&quot;&quot;&gt; &quot;" office:value-type="string" office:string-value="&lt;img src=&quot;http://upload.wikimedia.org/wikipedia/it/4/4c/Umberto_Saba.jpg&quot; width=&quot;128&quot; alt=&quot;Umberto Saba&quot;&gt; " calcext:value-type="string">
            <text:p>&lt;img src="http://upload.wikimedia.org/wikipedia/it/4/4c/Umberto_Saba.jpg" width="128" alt="Umberto Saba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ovanni Verga</text:p>
          </table:table-cell>
          <table:table-cell office:value-type="string" calcext:value-type="string">
            <text:p>http://upload.wikimedia.org/wikipedia/commons/7/70/Giovanni-Verga.jpg</text:p>
          </table:table-cell>
          <table:table-cell office:value-type="float" office:value="128" calcext:value-type="float">
            <text:p>128</text:p>
          </table:table-cell>
          <table:table-cell table:style-name="ce1" table:formula="of:=&quot;&lt;img src=&quot;&quot;&quot;&amp;[.B5] &amp; &quot;&quot;&quot; width=&quot;&quot;&quot;&amp;[.C5]&amp;&quot;&quot;&quot; alt=&quot;&quot;&quot;&amp;[.A5]&amp;&quot;&quot;&quot;&gt; &quot;" office:value-type="string" office:string-value="&lt;img src=&quot;http://upload.wikimedia.org/wikipedia/commons/7/70/Giovanni-Verga.jpg&quot; width=&quot;128&quot; alt=&quot;Giovanni Verga&quot;&gt; " calcext:value-type="string">
            <text:p>&lt;img src="http://upload.wikimedia.org/wikipedia/commons/7/70/Giovanni-Verga.jpg" width="128" alt="Giovanni Verga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vatore Quasimodo</text:p>
          </table:table-cell>
          <table:table-cell office:value-type="string" calcext:value-type="string">
            <text:p>http://upload.wikimedia.org/wikipedia/commons/7/74/Salvatore_Quasimodo_1959.jpg</text:p>
          </table:table-cell>
          <table:table-cell office:value-type="float" office:value="128" calcext:value-type="float">
            <text:p>128</text:p>
          </table:table-cell>
          <table:table-cell table:style-name="ce1" table:formula="of:=&quot;&lt;img src=&quot;&quot;&quot;&amp;[.B6] &amp; &quot;&quot;&quot; width=&quot;&quot;&quot;&amp;[.C6]&amp;&quot;&quot;&quot; alt=&quot;&quot;&quot;&amp;[.A6]&amp;&quot;&quot;&quot;&gt; &quot;" office:value-type="string" office:string-value="&lt;img src=&quot;http://upload.wikimedia.org/wikipedia/commons/7/74/Salvatore_Quasimodo_1959.jpg&quot; width=&quot;128&quot; alt=&quot;Salvatore Quasimodo&quot;&gt; " calcext:value-type="string">
            <text:p>&lt;img src="http://upload.wikimedia.org/wikipedia/commons/7/74/Salvatore_Quasimodo_1959.jpg" width="128" alt="Salvatore Quasimodo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ia</text:p>
          </table:table-cell>
          <table:table-cell table:style-name="ce7" office:value-type="string" calcext:value-type="string">
            <text:p><text:span text:style-name="T1"><text:a xlink:href="http://upload.wikimedia.org/wikipedia/en/thumb/c/c3/Flag_of_France.svg/200px-Flag_of_France.svg.png" xlink:type="simple">http://upload.wikimedia.org/wikipedia/en/thumb/c/c3/Flag_of_France.svg/200px-Flag_of_France.svg.png</text:a></text:span></text:p>
          </table:table-cell>
          <table:table-cell office:value-type="float" office:value="32" calcext:value-type="float">
            <text:p>32</text:p>
          </table:table-cell>
          <table:table-cell table:style-name="ce1" table:formula="of:=&quot;&lt;img src=&quot;&quot;&quot;&amp;[.B7] &amp; &quot;&quot;&quot; width=&quot;&quot;&quot;&amp;[.C7]&amp;&quot;&quot;&quot; alt=&quot;&quot;&quot;&amp;[.A7]&amp;&quot;&quot;&quot;&gt; &quot;" office:value-type="string" office:string-value="&lt;img src=&quot;http://upload.wikimedia.org/wikipedia/en/thumb/c/c3/Flag_of_France.svg/200px-Flag_of_France.svg.png&quot; width=&quot;32&quot; alt=&quot;Francia&quot;&gt; " calcext:value-type="string">
            <text:p>&lt;img src="http://upload.wikimedia.org/wikipedia/en/thumb/c/c3/Flag_of_France.svg/200px-Flag_of_France.svg.png" width="32" alt="Francia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hilterra Bandiera (1801)</text:p>
          </table:table-cell>
          <table:table-cell office:value-type="string" calcext:value-type="string">
            <text:p>http://upload.wikimedia.org/wikipedia/commons/2/29/Flag_of_the_United_Kingdom_%281801%29.png</text:p>
          </table:table-cell>
          <table:table-cell office:value-type="float" office:value="32" calcext:value-type="float">
            <text:p>32</text:p>
          </table:table-cell>
          <table:table-cell table:style-name="ce1" table:formula="of:=&quot;&lt;img src=&quot;&quot;&quot;&amp;[.B8] &amp; &quot;&quot;&quot; width=&quot;&quot;&quot;&amp;[.C8]&amp;&quot;&quot;&quot; alt=&quot;&quot;&quot;&amp;[.A8]&amp;&quot;&quot;&quot;&gt; &quot;" office:value-type="string" office:string-value="&lt;img src=&quot;http://upload.wikimedia.org/wikipedia/commons/2/29/Flag_of_the_United_Kingdom_%281801%29.png&quot; width=&quot;32&quot; alt=&quot;Inghilterra Bandiera (1801)&quot;&gt; " calcext:value-type="string">
            <text:p>&lt;img src="http://upload.wikimedia.org/wikipedia/commons/2/29/Flag_of_the_United_Kingdom_%281801%29.png" width="32" alt="Inghilterra Bandiera (1801)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no Prussia Bandiera</text:p>
          </table:table-cell>
          <table:table-cell office:value-type="string" calcext:value-type="string">
            <text:p>http://upload.wikimedia.org/wikipedia/commons/thumb/c/c1/Flag_of_the_Kingdom_of_Prussia_%281803-1892%29.svg/320px-Flag_of_the_Kingdom_of_Prussia_%281803-1892%29.svg.png</text:p>
          </table:table-cell>
          <table:table-cell office:value-type="float" office:value="32" calcext:value-type="float">
            <text:p>32</text:p>
          </table:table-cell>
          <table:table-cell table:style-name="ce1" table:formula="of:=&quot;&lt;img src=&quot;&quot;&quot;&amp;[.B9] &amp; &quot;&quot;&quot; width=&quot;&quot;&quot;&amp;[.C9]&amp;&quot;&quot;&quot; alt=&quot;&quot;&quot;&amp;[.A9]&amp;&quot;&quot;&quot;&gt; &quot;" office:value-type="string" office:string-value="&lt;img src=&quot;http://upload.wikimedia.org/wikipedia/commons/thumb/c/c1/Flag_of_the_Kingdom_of_Prussia_%281803-1892%29.svg/320px-Flag_of_the_Kingdom_of_Prussia_%281803-1892%29.svg.png&quot; width=&quot;32&quot; alt=&quot;Regno Prussia Bandiera&quot;&gt; " calcext:value-type="string">
            <text:p>&lt;img src="http://upload.wikimedia.org/wikipedia/commons/thumb/c/c1/Flag_of_the_Kingdom_of_Prussia_%281803-1892%29.svg/320px-Flag_of_the_Kingdom_of_Prussia_%281803-1892%29.svg.png" width="32" alt="Regno Prussia Bandiera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archia Asburgica (1804-1867)</text:p>
          </table:table-cell>
          <table:table-cell office:value-type="string" calcext:value-type="string">
            <text:p>http://upload.wikimedia.org/wikipedia/commons/thumb/7/7a/Flag_of_the_Habsburg_Monarchy.svg/320px-Flag_of_the_Habsburg_Monarchy.svg.png</text:p>
          </table:table-cell>
          <table:table-cell office:value-type="float" office:value="32" calcext:value-type="float">
            <text:p>32</text:p>
          </table:table-cell>
          <table:table-cell table:style-name="ce1" table:formula="of:=&quot;&lt;img src=&quot;&quot;&quot;&amp;[.B10] &amp; &quot;&quot;&quot; width=&quot;&quot;&quot;&amp;[.C10]&amp;&quot;&quot;&quot; alt=&quot;&quot;&quot;&amp;[.A10]&amp;&quot;&quot;&quot;&gt; &quot;" office:value-type="string" office:string-value="&lt;img src=&quot;http://upload.wikimedia.org/wikipedia/commons/thumb/7/7a/Flag_of_the_Habsburg_Monarchy.svg/320px-Flag_of_the_Habsburg_Monarchy.svg.png&quot; width=&quot;32&quot; alt=&quot;Monarchia Asburgica (1804-1867)&quot;&gt; " calcext:value-type="string">
            <text:p>&lt;img src="http://upload.wikimedia.org/wikipedia/commons/thumb/7/7a/Flag_of_the_Habsburg_Monarchy.svg/320px-Flag_of_the_Habsburg_Monarchy.svg.png" width="32" alt="Monarchia Asburgica (1804-1867)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<text:a xlink:href="http://upload.wikimedia.org/wikipedia/commons/thumb/f/f3/Flag_of_Russia.svg/320px-Flag_of_Russia.svg.png" xlink:type="simple">http://upload.wikimedia.org/wikipedia/commons/thumb/f/f3/Flag_of_Russia.svg/320px-Flag_of_Russia.svg.png</text:a></text:p>
          </table:table-cell>
          <table:table-cell office:value-type="float" office:value="32" calcext:value-type="float">
            <text:p>32</text:p>
          </table:table-cell>
          <table:table-cell table:style-name="ce1" table:formula="of:=&quot;&lt;img src=&quot;&quot;&quot;&amp;[.B11] &amp; &quot;&quot;&quot; width=&quot;&quot;&quot;&amp;[.C11]&amp;&quot;&quot;&quot; alt=&quot;&quot;&quot;&amp;[.A11]&amp;&quot;&quot;&quot;&gt; &quot;" office:value-type="string" office:string-value="&lt;img src=&quot;http://upload.wikimedia.org/wikipedia/commons/thumb/f/f3/Flag_of_Russia.svg/320px-Flag_of_Russia.svg.png&quot; width=&quot;32&quot; alt=&quot;Russia&quot;&gt; " calcext:value-type="string">
            <text:p>&lt;img src="http://upload.wikimedia.org/wikipedia/commons/thumb/f/f3/Flag_of_Russia.svg/320px-Flag_of_Russia.svg.png" width="32" alt="Russia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voluzione Francese</text:p>
          </table:table-cell>
          <table:table-cell office:value-type="string" calcext:value-type="string">
            <text:p>http://upload.wikimedia.org/wikipedia/commons/thumb/5/57/Anonymous_-_Prise_de_la_Bastille.jpg/607px-Anonymous_-_Prise_de_la_Bastille.jpg</text:p>
          </table:table-cell>
          <table:table-cell office:value-type="float" office:value="400" calcext:value-type="float">
            <text:p>400</text:p>
          </table:table-cell>
          <table:table-cell table:style-name="ce1" table:formula="of:=&quot;&lt;img src=&quot;&quot;&quot;&amp;[.B12] &amp; &quot;&quot;&quot; width=&quot;&quot;&quot;&amp;[.C12]&amp;&quot;&quot;&quot; alt=&quot;&quot;&quot;&amp;[.A12]&amp;&quot;&quot;&quot;&gt; &quot;" office:value-type="string" office:string-value="&lt;img src=&quot;http://upload.wikimedia.org/wikipedia/commons/thumb/5/57/Anonymous_-_Prise_de_la_Bastille.jpg/607px-Anonymous_-_Prise_de_la_Bastille.jpg&quot; width=&quot;400&quot; alt=&quot;Rivoluzione Francese&quot;&gt; " calcext:value-type="string">
            <text:p>&lt;img src="http://upload.wikimedia.org/wikipedia/commons/thumb/5/57/Anonymous_-_Prise_de_la_Bastille.jpg/607px-Anonymous_-_Prise_de_la_Bastille.jpg" width="400" alt="Rivoluzione Francese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é Magritte</text:p>
          </table:table-cell>
          <table:table-cell office:value-type="string" calcext:value-type="string">
            <text:p>http://upload.wikimedia.org/wikipedia/commons/3/32/Rene_Magritte_by_Wolleh.jpg</text:p>
          </table:table-cell>
          <table:table-cell office:value-type="float" office:value="128" calcext:value-type="float">
            <text:p>128</text:p>
          </table:table-cell>
          <table:table-cell table:style-name="ce1" table:formula="of:=&quot;&lt;img src=&quot;&quot;&quot;&amp;[.B13] &amp; &quot;&quot;&quot; width=&quot;&quot;&quot;&amp;[.C13]&amp;&quot;&quot;&quot; alt=&quot;&quot;&quot;&amp;[.A13]&amp;&quot;&quot;&quot;&gt; &quot;" office:value-type="string" office:string-value="&lt;img src=&quot;http://upload.wikimedia.org/wikipedia/commons/3/32/Rene_Magritte_by_Wolleh.jpg&quot; width=&quot;128&quot; alt=&quot;René Magritte&quot;&gt; " calcext:value-type="string">
            <text:p>&lt;img src="http://upload.wikimedia.org/wikipedia/commons/3/32/Rene_Magritte_by_Wolleh.jpg" width="128" alt="René Magritte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ndinsky</text:p>
          </table:table-cell>
          <table:table-cell office:value-type="string" calcext:value-type="string">
            <text:p>http://upload.wikimedia.org/wikipedia/commons/8/8a/Vassily-Kandinsky.jpeg</text:p>
          </table:table-cell>
          <table:table-cell office:value-type="float" office:value="128" calcext:value-type="float">
            <text:p>128</text:p>
          </table:table-cell>
          <table:table-cell table:style-name="ce1" table:formula="of:=&quot;&lt;img src=&quot;&quot;&quot;&amp;[.B14] &amp; &quot;&quot;&quot; width=&quot;&quot;&quot;&amp;[.C14]&amp;&quot;&quot;&quot; alt=&quot;&quot;&quot;&amp;[.A14]&amp;&quot;&quot;&quot;&gt; &quot;" office:value-type="string" office:string-value="&lt;img src=&quot;http://upload.wikimedia.org/wikipedia/commons/8/8a/Vassily-Kandinsky.jpeg&quot; width=&quot;128&quot; alt=&quot;Kandinsky&quot;&gt; " calcext:value-type="string">
            <text:p>&lt;img src="http://upload.wikimedia.org/wikipedia/commons/8/8a/Vassily-Kandinsky.jpeg" width="128" alt="Kandinsky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blo Picasso</text:p>
          </table:table-cell>
          <table:table-cell office:value-type="string" calcext:value-type="string">
            <text:p>http://upload.wikimedia.org/wikipedia/commons/e/e3/Pablo_picasso.jpg</text:p>
          </table:table-cell>
          <table:table-cell office:value-type="float" office:value="128" calcext:value-type="float">
            <text:p>128</text:p>
          </table:table-cell>
          <table:table-cell table:style-name="ce1" table:formula="of:=&quot;&lt;img src=&quot;&quot;&quot;&amp;[.B15] &amp; &quot;&quot;&quot; width=&quot;&quot;&quot;&amp;[.C15]&amp;&quot;&quot;&quot; alt=&quot;&quot;&quot;&amp;[.A15]&amp;&quot;&quot;&quot;&gt; &quot;" office:value-type="string" office:string-value="&lt;img src=&quot;http://upload.wikimedia.org/wikipedia/commons/e/e3/Pablo_picasso.jpg&quot; width=&quot;128&quot; alt=&quot;Pablo Picasso&quot;&gt; " calcext:value-type="string">
            <text:p>&lt;img src="http://upload.wikimedia.org/wikipedia/commons/e/e3/Pablo_picasso.jpg" width="128" alt="Pablo Picasso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cio Fontana</text:p>
          </table:table-cell>
          <table:table-cell office:value-type="string" calcext:value-type="string">
            <text:p>http://upload.wikimedia.org/wikipedia/commons/a/ae/Lucio_Fontana_by_Lothar_Wolleh.jpg</text:p>
          </table:table-cell>
          <table:table-cell office:value-type="float" office:value="128" calcext:value-type="float">
            <text:p>128</text:p>
          </table:table-cell>
          <table:table-cell table:style-name="ce1" table:formula="of:=&quot;&lt;img src=&quot;&quot;&quot;&amp;[.B16] &amp; &quot;&quot;&quot; width=&quot;&quot;&quot;&amp;[.C16]&amp;&quot;&quot;&quot; alt=&quot;&quot;&quot;&amp;[.A16]&amp;&quot;&quot;&quot;&gt; &quot;" office:value-type="string" office:string-value="&lt;img src=&quot;http://upload.wikimedia.org/wikipedia/commons/a/ae/Lucio_Fontana_by_Lothar_Wolleh.jpg&quot; width=&quot;128&quot; alt=&quot;Lucio Fontana&quot;&gt; " calcext:value-type="string">
            <text:p>&lt;img src="http://upload.wikimedia.org/wikipedia/commons/a/ae/Lucio_Fontana_by_Lothar_Wolleh.jpg" width="128" alt="Lucio Fontana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an Miró</text:p>
          </table:table-cell>
          <table:table-cell office:value-type="string" calcext:value-type="string">
            <text:p>http://upload.wikimedia.org/wikipedia/commons/thumb/5/5c/Portrait_of_Joan_Miro%2C_Barcelona_1935_June_13.jpg/188px-Portrait_of_Joan_Miro%2C_Barcelona_1935_June_13.jpg</text:p>
          </table:table-cell>
          <table:table-cell office:value-type="float" office:value="128" calcext:value-type="float">
            <text:p>128</text:p>
          </table:table-cell>
          <table:table-cell table:style-name="ce1" table:formula="of:=&quot;&lt;img src=&quot;&quot;&quot;&amp;[.B17] &amp; &quot;&quot;&quot; width=&quot;&quot;&quot;&amp;[.C17]&amp;&quot;&quot;&quot; alt=&quot;&quot;&quot;&amp;[.A17]&amp;&quot;&quot;&quot;&gt; &quot;" office:value-type="string" office:string-value="&lt;img src=&quot;http://upload.wikimedia.org/wikipedia/commons/thumb/5/5c/Portrait_of_Joan_Miro%2C_Barcelona_1935_June_13.jpg/188px-Portrait_of_Joan_Miro%2C_Barcelona_1935_June_13.jpg&quot; width=&quot;128&quot; alt=&quot;Joan Miró&quot;&gt; " calcext:value-type="string">
            <text:p>&lt;img src="http://upload.wikimedia.org/wikipedia/commons/thumb/5/5c/Portrait_of_Joan_Miro%2C_Barcelona_1935_June_13.jpg/188px-Portrait_of_Joan_Miro%2C_Barcelona_1935_June_13.jpg" width="128" alt="Joan Miró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tial Concept</text:p>
          </table:table-cell>
          <table:table-cell office:value-type="string" calcext:value-type="string">
            <text:p>http://upload.wikimedia.org/wikipedia/commons/thumb/2/2f/Spatial_Concept_%27Waiting%27%2C_cut_canvas_by_Lucio_Fontana%2C_Tate_Modern.JPG/575px-Spatial_Concept_%27Waiting%27%2C_cut_canvas_by_Lucio_Fontana%2C_Tate_Modern.JPG?uselang=it</text:p>
          </table:table-cell>
          <table:table-cell office:value-type="float" office:value="400" calcext:value-type="float">
            <text:p>400</text:p>
          </table:table-cell>
          <table:table-cell table:style-name="ce1" table:formula="of:=&quot;&lt;img src=&quot;&quot;&quot;&amp;[.B18] &amp; &quot;&quot;&quot; width=&quot;&quot;&quot;&amp;[.C18]&amp;&quot;&quot;&quot; alt=&quot;&quot;&quot;&amp;[.A18]&amp;&quot;&quot;&quot;&gt; &quot;" office:value-type="string" office:string-value="&lt;img src=&quot;http://upload.wikimedia.org/wikipedia/commons/thumb/2/2f/Spatial_Concept_%27Waiting%27%2C_cut_canvas_by_Lucio_Fontana%2C_Tate_Modern.JPG/575px-Spatial_Concept_%27Waiting%27%2C_cut_canvas_by_Lucio_Fontana%2C_Tate_Modern.JPG?uselang=it&quot; width=&quot;400&quot; alt=&quot;Spatial Concept&quot;&gt; " calcext:value-type="string">
            <text:p>&lt;img src="http://upload.wikimedia.org/wikipedia/commons/thumb/2/2f/Spatial_Concept_%27Waiting%27%2C_cut_canvas_by_Lucio_Fontana%2C_Tate_Modern.JPG/575px-Spatial_Concept_%27Waiting%27%2C_cut_canvas_by_Lucio_Fontana%2C_Tate_Modern.JPG?uselang=it" width="400" alt="Spatial Concept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isabetta di Baviera</text:p>
          </table:table-cell>
          <table:table-cell office:value-type="string" calcext:value-type="string">
            <text:p>http://upload.wikimedia.org/wikipedia/commons/thumb/c/c2/Erzsebet_kiralyne_photo_Rabending.jpg/601px-Erzsebet_kiralyne_photo_Rabending.jpg</text:p>
          </table:table-cell>
          <table:table-cell office:value-type="float" office:value="400" calcext:value-type="float">
            <text:p>400</text:p>
          </table:table-cell>
          <table:table-cell table:style-name="ce1" table:formula="of:=&quot;&lt;img src=&quot;&quot;&quot;&amp;[.B19] &amp; &quot;&quot;&quot; width=&quot;&quot;&quot;&amp;[.C19]&amp;&quot;&quot;&quot; alt=&quot;&quot;&quot;&amp;[.A19]&amp;&quot;&quot;&quot;&gt; &quot;" office:value-type="string" office:string-value="&lt;img src=&quot;http://upload.wikimedia.org/wikipedia/commons/thumb/c/c2/Erzsebet_kiralyne_photo_Rabending.jpg/601px-Erzsebet_kiralyne_photo_Rabending.jpg&quot; width=&quot;400&quot; alt=&quot;Elisabetta di Baviera&quot;&gt; " calcext:value-type="string">
            <text:p>&lt;img src="http://upload.wikimedia.org/wikipedia/commons/thumb/c/c2/Erzsebet_kiralyne_photo_Rabending.jpg/601px-Erzsebet_kiralyne_photo_Rabending.jpg" width="400" alt="Elisabetta di Baviera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dolfo</text:p>
          </table:table-cell>
          <table:table-cell office:value-type="string" calcext:value-type="string">
            <text:p>http://upload.wikimedia.org/wikipedia/commons/1/12/Rudolf_Kronprinz_1881.jpg</text:p>
          </table:table-cell>
          <table:table-cell office:value-type="float" office:value="400" calcext:value-type="float">
            <text:p>400</text:p>
          </table:table-cell>
          <table:table-cell table:style-name="ce1" table:formula="of:=&quot;&lt;img src=&quot;&quot;&quot;&amp;[.B20] &amp; &quot;&quot;&quot; width=&quot;&quot;&quot;&amp;[.C20]&amp;&quot;&quot;&quot; alt=&quot;&quot;&quot;&amp;[.A20]&amp;&quot;&quot;&quot;&gt; &quot;" office:value-type="string" office:string-value="&lt;img src=&quot;http://upload.wikimedia.org/wikipedia/commons/1/12/Rudolf_Kronprinz_1881.jpg&quot; width=&quot;400&quot; alt=&quot;Rodolfo&quot;&gt; " calcext:value-type="string">
            <text:p>&lt;img src="http://upload.wikimedia.org/wikipedia/commons/1/12/Rudolf_Kronprinz_1881.jpg" width="400" alt="Rodolfo"&gt;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 Polo</text:p>
          </table:table-cell>
          <table:table-cell office:value-type="string" calcext:value-type="string">
            <text:p>http://www.alleottodellasera.rai.it/dl/img/2012/06/1339666633579marco-polo-in-mosaic-form-china_1_.jpg</text:p>
          </table:table-cell>
          <table:table-cell office:value-type="float" office:value="400" calcext:value-type="float">
            <text:p>400</text:p>
          </table:table-cell>
          <table:table-cell table:style-name="ce1" table:formula="of:=&quot;&lt;img src=&quot;&quot;&quot;&amp;[.B21] &amp; &quot;&quot;&quot; width=&quot;&quot;&quot;&amp;[.C21]&amp;&quot;&quot;&quot; alt=&quot;&quot;&quot;&amp;[.A21]&amp;&quot;&quot;&quot;&gt; &quot;" office:value-type="string" office:string-value="&lt;img src=&quot;http://www.alleottodellasera.rai.it/dl/img/2012/06/1339666633579marco-polo-in-mosaic-form-china_1_.jpg&quot; width=&quot;400&quot; alt=&quot;Marco Polo&quot;&gt; " calcext:value-type="string">
            <text:p>&lt;img src="http://www.alleottodellasera.rai.it/dl/img/2012/06/1339666633579marco-polo-in-mosaic-form-china_1_.jpg" width="400" alt="Marco Polo"&gt; 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09:50:34.78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3T09:52:04.929000000</dc:date>
    <meta:generator>LibreOffice/4.2.1.1$Windows_x86 LibreOffice_project/d7dbbd7842e6a58b0f521599204e827654e1fb8b</meta:generator>
    <meta:editing-duration>PT4H12M18S</meta:editing-duration>
    <meta:editing-cycles>139</meta:editing-cycles>
    <meta:document-statistic meta:table-count="2" meta:cell-count="184" meta:object-count="0"/>
  </office:meta>
</office:document-meta>
</file>